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ext_20_body">
      <style:paragraph-properties fo:text-align="center" style:justify-single-word="false"/>
      <style:text-properties officeooo:rsid="001bb999" officeooo:paragraph-rsid="001bb999"/>
    </style:style>
    <style:style style:name="P3" style:family="paragraph" style:parent-style-name="Title">
      <style:text-properties officeooo:rsid="001bb999" officeooo:paragraph-rsid="001bb999"/>
    </style:style>
    <style:style style:name="P4" style:family="paragraph" style:parent-style-name="Text_20_body" style:list-style-name="L1">
      <style:text-properties officeooo:paragraph-rsid="0032a1bc"/>
    </style:style>
    <style:style style:name="P5" style:family="paragraph" style:parent-style-name="Text_20_body" style:list-style-name="L2">
      <style:text-properties officeooo:rsid="0027ccb4" officeooo:paragraph-rsid="0027ccb4" fo:background-color="#ffff00"/>
    </style:style>
    <style:style style:name="P6" style:family="paragraph" style:parent-style-name="Text_20_body" style:list-style-name="L1">
      <style:text-properties officeooo:rsid="002a93aa" officeooo:paragraph-rsid="002a93aa"/>
    </style:style>
    <style:style style:name="P7" style:family="paragraph" style:parent-style-name="Text_20_body" style:list-style-name="L1">
      <style:text-properties officeooo:rsid="001d28e3" officeooo:paragraph-rsid="001d28e3"/>
    </style:style>
    <style:style style:name="P8" style:family="paragraph" style:parent-style-name="Text_20_body" style:list-style-name="L2">
      <style:text-properties officeooo:rsid="001d28e3" officeooo:paragraph-rsid="001d28e3"/>
    </style:style>
    <style:style style:name="P9" style:family="paragraph" style:parent-style-name="Text_20_body" style:list-style-name="L2">
      <style:text-properties officeooo:paragraph-rsid="00248973"/>
    </style:style>
    <style:style style:name="P10" style:family="paragraph" style:parent-style-name="Text_20_body" style:list-style-name="L2">
      <style:text-properties officeooo:rsid="001bb999" officeooo:paragraph-rsid="001bb999"/>
    </style:style>
    <style:style style:name="P11" style:family="paragraph" style:parent-style-name="Text_20_body" style:list-style-name="L1">
      <style:text-properties officeooo:rsid="0032a1bc" officeooo:paragraph-rsid="0032a1bc"/>
    </style:style>
    <style:style style:name="T1" style:family="text">
      <style:text-properties fo:background-color="#ffff00" loext:char-shading-value="0"/>
    </style:style>
    <style:style style:name="T2" style:family="text">
      <style:text-properties officeooo:rsid="002001f5" fo:background-color="#ffff00" loext:char-shading-value="0"/>
    </style:style>
    <style:style style:name="T3" style:family="text">
      <style:text-properties officeooo:rsid="002d09bf" fo:background-color="#ffff00" loext:char-shading-value="0"/>
    </style:style>
    <style:style style:name="T4" style:family="text">
      <style:text-properties officeooo:rsid="00310aa2" fo:background-color="#ffff00" loext:char-shading-value="0"/>
    </style:style>
    <style:style style:name="T5" style:family="text">
      <style:text-properties officeooo:rsid="001d28e3"/>
    </style:style>
    <style:style style:name="T6" style:family="text">
      <style:text-properties officeooo:rsid="001eaaa8"/>
    </style:style>
    <style:style style:name="T7" style:family="text">
      <style:text-properties fo:background-color="transparent" loext:char-shading-value="0"/>
    </style:style>
    <style:style style:name="T8" style:family="text">
      <style:text-properties officeooo:rsid="002001f5" fo:background-color="transparent" loext:char-shading-value="0"/>
    </style:style>
    <style:style style:name="T9" style:family="text">
      <style:text-properties officeooo:rsid="0020d0d6" fo:background-color="transparent" loext:char-shading-value="0"/>
    </style:style>
    <style:style style:name="T10" style:family="text">
      <style:text-properties officeooo:rsid="0021bba5" fo:background-color="transparent" loext:char-shading-value="0"/>
    </style:style>
    <style:style style:name="T11" style:family="text">
      <style:text-properties officeooo:rsid="00248973"/>
    </style:style>
    <style:style style:name="T12" style:family="text">
      <style:text-properties officeooo:rsid="0024eb45"/>
    </style:style>
    <style:style style:name="T13" style:family="text">
      <style:text-properties officeooo:rsid="0026a5ee"/>
    </style:style>
    <style:style style:name="T14" style:family="text">
      <style:text-properties officeooo:rsid="0027ccb4"/>
    </style:style>
    <style:style style:name="T15" style:family="text">
      <style:text-properties officeooo:rsid="002c3fe3"/>
    </style:style>
    <style:style style:name="T16" style:family="text">
      <style:text-properties officeooo:rsid="003635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ating systems – Task 2</text:p>
      <text:p text:style-name="P1">Threads &amp; Processes</text:p>
      <text:p text:style-name="P2">Ingebrigt Hovind</text:p>
      <text:h text:style-name="Heading_20_1" text:outline-level="1">1 <text:s/>Processes and threads</text:h>
      <text:list xml:id="list170321529" text:style-name="L1">
        <text:list-item>
          <text:p text:style-name="P4"><text:span text:style-name="T6">A process is made up of one or more threads. A thread is a single execution sequence executed sequentially. </text:span><text:span text:style-name="T8">A process is a program in execution with its own PCB (forklar). </text:span><text:span text:style-name="T2">A thread is a segment of this process, inheriting parts of its PCB, such as …., while creating its own TCB, contain</text:span><text:span text:style-name="T3">in</text:span><text:span text:style-name="T2">g its own </text:span><text:span text:style-name="T3">stack, program counter</text:span><text:span text:style-name="T2">…. </text:span></text:p>
          <text:p text:style-name="P4"><text:span text:style-name="T3">Threads are lightweight processes which require less overhead in order to create compared to forking a new process. A Thread has access to its parent’s memory, </text:span><text:span text:style-name="T4">but it gets its own stack, </text:span><text:span text:style-name="T3">while a new process copies on write</text:span></text:p>
        </text:list-item>
        <text:list-item>
          <text:p text:style-name="P11"><text:span text:style-name="T3"/></text:p>
          <text:list>
            <text:list-item>
              <text:p text:style-name="P11"><text:span text:style-name="T1">Need speed/want to do more than one thing at a time</text:span></text:p>
            </text:list-item>
            <text:list-item>
              <text:p text:style-name="P11"><text:span text:style-name="T1">Starting a new program, security as they do not have access to eachother’s memory </text:span></text:p>
            </text:list-item>
          </text:list>
        </text:list-item>
        <text:list-item>
          <text:p text:style-name="P6">Each thread requires a thread control block in order to keep track of state of the execution of the thread. Without keeping track of this, it would be impossible for the kernel to start a thread after stopping it, as there would be no way to know where to restart it from. A thread also requires its own stack, as a thread is a separate execution from the parent process with potentially its own <text:span text:style-name="T15">method calls and local variables.</text:span></text:p>
        </text:list-item>
        <text:list-item>
          <text:p text:style-name="P7">Cooperative threading means that the thread itself decides when to yield the processor and allow it to work on other threads, this allows the thread to potentially hog the processor, slowing the system down significantly. Preemptive threading means that the kernel decides when to yield a thread, so that no single thread can keep the processor busy for an inordinate amount of time. A context switch is required because….</text:p>
        </text:list-item>
      </text:list>
      <text:h text:style-name="Heading_20_1" text:outline-level="1">2 <text:s/>C program with POSIX threads</text:h>
      <text:list xml:id="list1690144865" text:style-name="L2">
        <text:list-item>
          <text:p text:style-name="P10">The go function is executed when the code runs, as the thread is created with a pointer to this function as a parameter. <text:span text:style-name="T7">What the go function does i</text:span><text:span text:style-name="T9">s </text:span><text:span text:style-name="T10">print the hello from the thread including the thread number, and then exit with the exit code 100 + (thread number)</text:span></text:p>
        </text:list-item>
        <text:list-item>
          <text:p text:style-name="P10">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10">The maximum number of threads that could be active when thread 8 prints “hello” would be 11, as the program creates ten threads, which in addition to the original thread of the program makes 11. Due to the scheduling of the threads not following a set order, <text:span text:style-name="T5">the program could create all the threads, then thread <text:s/>could print “hello” before an of the threads </text:span><text:soft-page-break/><text:span text:style-name="T5">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9"><text:span text:style-name="T12">p</text:span><text:span text:style-name="T11">thread_join halts the main thread until the </text:span><text:span text:style-name="T12">given thread has had time to complete. Otherwise the main thread might return </text:span><text:span text:style-name="T13">before any of the threads have had time to </text:span><text:span text:style-name="T14">exit</text:span></text:p>
        </text:list-item>
        <text:list-item>
          <text:p text:style-name="P8">This would make thread 5 sleep for 2 seconds, essentially guaranteeing that thread 5 would be the last thread to exit, however the printing of “hello” would still be in an arbitrary order</text:p>
        </text:list-item>
        <text:list-item>
          <text:p text:style-name="P5">When pthread join <text:span text:style-name="T16">is executed the threads are either currently running or finished. If the thread are not finishesd then the main thread is halted until the given thread finish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01T11:39:21.749298532</dc:date>
    <meta:editing-duration>PT1H6M58S</meta:editing-duration>
    <meta:editing-cycles>8</meta:editing-cycles>
    <meta:generator>LibreOffice/6.4.6.2$Linux_X86_64 LibreOffice_project/40$Build-2</meta:generator>
    <meta:document-statistic meta:table-count="0" meta:image-count="0" meta:object-count="0" meta:page-count="2" meta:paragraph-count="18" meta:word-count="601" meta:character-count="3346" meta:non-whitespace-character-count="2767"/>
  </office:meta>
</office:document-meta>
</file>